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officeooo:paragraph-rsid="0002cb86"/>
    </style:style>
    <style:style style:name="P2" style:family="paragraph" style:parent-style-name="Standard">
      <style:text-properties style:font-name="sans-serif" fo:font-size="12pt" officeooo:paragraph-rsid="0002cb86" style:font-size-asian="12pt" style:font-size-complex="12pt"/>
    </style:style>
    <style:style style:name="P3" style:family="paragraph" style:parent-style-name="Standard">
      <style:text-properties fo:font-size="12pt" officeooo:paragraph-rsid="0002cb86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5pt" officeooo:rsid="0002cb86"/>
    </style:style>
    <style:style style:name="T4" style:family="text">
      <style:text-properties style:font-name="sans-serif" fo:font-size="8.25pt"/>
    </style:style>
    <style:style style:name="T5" style:family="text">
      <style:text-properties style:font-name="sans-serif" officeooo:rsid="0002cb86"/>
    </style:style>
    <style:style style:name="T6" style:family="text">
      <style:text-properties officeooo:rsid="0002cb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god@god:~$ cat /etc/passwd</text:span></text:p>
      <text:p text:style-name="P3"><text:span text:style-name="T1">root:x:0:0:root:/root:/bin/bash</text:span></text:p>
      <text:p text:style-name="P3"><text:span text:style-name="T1">daemon:x:1:1:daemon:/usr/sbin:/usr/sbin/nologin</text:span></text:p>
      <text:p text:style-name="P3"><text:span text:style-name="T1">bin:x:2:2:bin:/bin:/usr/sbin/nologin</text:span></text:p>
      <text:p text:style-name="P3"><text:span text:style-name="T1">sys:x:3:3:sys:/dev:/usr/sbin/nologin</text:span></text:p>
      <text:p text:style-name="P3"><text:span text:style-name="T1">sync:x:4:65534:sync:/bin:/bin/sync</text:span></text:p>
      <text:p text:style-name="P3"><text:span text:style-name="T1">games:x:5:60:games:/usr/games:/usr/sbin/nologin</text:span></text:p>
      <text:p text:style-name="P3"><text:span text:style-name="T1">man:x:6:12:man:/var/cache/man:/usr/sbin/nologin</text:span></text:p>
      <text:p text:style-name="P3"><text:span text:style-name="T1">lp:x:7:7:lp:/var/spool/lpd:/usr/sbin/nologin</text:span></text:p>
      <text:p text:style-name="P3"><text:span text:style-name="T1">mail:x:8:8:mail:/var/mail:/usr/sbin/nologin</text:span></text:p>
      <text:p text:style-name="P3"><text:span text:style-name="T1">news:x:9:9:news:/var/spool/news:/usr/sbin/nologin</text:span></text:p>
      <text:p text:style-name="P3"><text:span text:style-name="T1">uucp:x:10:10:uucp:/var/spool/uucp:/usr/sbin/nologin</text:span></text:p>
      <text:p text:style-name="P3"><text:span text:style-name="T1">proxy:x:13:13:proxy:/bin:/usr/sbin/nologin</text:span></text:p>
      <text:p text:style-name="P3"><text:span text:style-name="T1">www-data:x:33:33:www-data:/var/www:/usr/sbin/nologin</text:span></text:p>
      <text:p text:style-name="P3"><text:span text:style-name="T1">backup:x:34:34:backup:/var/backups:/usr/sbin/nologin</text:span></text:p>
      <text:p text:style-name="P3"><text:span text:style-name="T1">list:x:38:38:Mailing List Manager:/var/list:/usr/sbin/nologin</text:span></text:p>
      <text:p text:style-name="P3"><text:span text:style-name="T1">irc:x:39:39:ircd:/var/run/ircd:/usr/sbin/nologin</text:span></text:p>
      <text:p text:style-name="P3"><text:span text:style-name="T1">gnats:x:41:41:Gnats Bug-Reporting System (admin):/var/lib/gnats:/usr/sbin/nologin</text:span></text:p>
      <text:p text:style-name="P3"><text:span text:style-name="T1">nobody:x:65534:65534:nobody:/nonexistent:/usr/sbin/nologin</text:span></text:p>
      <text:p text:style-name="P3"><text:span text:style-name="T1">systemd-network:x:100:102:systemd Network Management,,,:/run/systemd:/usr/sbin/nologin</text:span></text:p>
      <text:p text:style-name="P3"><text:span text:style-name="T1">systemd-resolve:x:101:103:systemd Resolver,,,:/run/systemd:/usr/sbin/nologin</text:span></text:p>
      <text:p text:style-name="P3"><text:span text:style-name="T1">systemd-timesync:x:102:104:systemd Time Synchronization,,,:/run/systemd:/usr/sbin/nologin</text:span></text:p>
      <text:p text:style-name="P3"><text:span text:style-name="T1">messagebus:x:103:106::/nonexistent:/usr/sbin/nologin</text:span></text:p>
      <text:p text:style-name="P3"><text:span text:style-name="T1">syslog:x:104:110::/home/syslog:/usr/sbin/nologin</text:span></text:p>
      <text:p text:style-name="P3"><text:span text:style-name="T1">_apt:x:105:65534::/nonexistent:/usr/sbin/nologin</text:span></text:p>
      <text:p text:style-name="P3"><text:span text:style-name="T1">tss:x:106:111:TPM software stack,,,:/var/lib/tpm:/bin/false</text:span></text:p>
      <text:p text:style-name="P3"><text:span text:style-name="T1">uuidd:x:107:114::/run/uuidd:/usr/sbin/nologin</text:span></text:p>
      <text:p text:style-name="P3"><text:span text:style-name="T1">tcpdump:x:108:115::/nonexistent:/usr/sbin/nologin</text:span></text:p>
      <text:p text:style-name="P3"><text:span text:style-name="T1">avahi-autoipd:x:109:116:Avahi autoip daemon,,,:/var/lib/avahi-autoipd:/usr/sbin/nologin</text:span></text:p>
      <text:p text:style-name="P3"><text:span text:style-name="T1">usbmux:x:110:46:usbmux daemon,,,:/var/lib/usbmux:/usr/sbin/nologin</text:span></text:p>
      <text:p text:style-name="P3"><text:span text:style-name="T1">rtkit:x:111:117:RealtimeKit,,,:/proc:/usr/sbin/nologin</text:span></text:p>
      <text:p text:style-name="P3"><text:span text:style-name="T1">dnsmasq:x:112:65534:dnsmasq,,,:/var/lib/misc:/usr/sbin/nologin</text:span></text:p>
      <text:p text:style-name="P3"><text:span text:style-name="T1">cups-pk-helper:x:113:120:user for cups-pk-helper service,,,:/home/cups-pk-helper:/usr/sbin/nologin</text:span></text:p>
      <text:p text:style-name="P3"><text:span text:style-name="T1">speech-dispatcher:x:114:29:Speech Dispatcher,,,:/run/speech-dispatcher:/bin/false</text:span></text:p>
      <text:p text:style-name="P3"><text:span text:style-name="T1">avahi:x:115:121:Avahi mDNS daemon,,,:/var/run/avahi-daemon:/usr/sbin/nologin</text:span></text:p>
      <text:p text:style-name="P3"><text:span text:style-name="T1">kernoops:x:116:65534:Kernel Oops Tracking Daemon,,,:/:/usr/sbin/nologin</text:span></text:p>
      <text:p text:style-name="P3"><text:span text:style-name="T1">saned:x:117:123::/var/lib/saned:/usr/sbin/nologin</text:span></text:p>
      <text:p text:style-name="P3"><text:span text:style-name="T1">nm-openvpn:x:118:124:NetworkManager OpenVPN,,,:/var/lib/openvpn/chroot:/usr/sbin/nologin</text:span></text:p>
      <text:p text:style-name="P3"><text:span text:style-name="T1">hplip:x:119:7:HPLIP system user,,,:/run/hplip:/bin/false</text:span></text:p>
      <text:p text:style-name="P3"><text:span text:style-name="T1">whoopsie:x:120:125::/nonexistent:/bin/false</text:span></text:p>
      <text:p text:style-name="P3"><text:span text:style-name="T1">colord:x:121:126:colord colour management daemon,,,:/var/lib/colord:/usr/sbin/nologin</text:span></text:p>
      <text:p text:style-name="P3"><text:span text:style-name="T1">geoclue:x:122:127::/var/lib/geoclue:/usr/sbin/nologin</text:span></text:p>
      <text:p text:style-name="P3"><text:span text:style-name="T1">pulse:x:123:128:PulseAudio daemon,,,:/var/run/pulse:/usr/sbin/nologin</text:span></text:p>
      <text:p text:style-name="P3"><text:soft-page-break/><text:span text:style-name="T1">gnome-initial-setup:x:124:65534::/run/gnome-initial-setup/:/bin/false</text:span></text:p>
      <text:p text:style-name="P3"><text:span text:style-name="T1">gdm:x:125:130:Gnome Display Manager:/var/lib/gdm3:/bin/false</text:span></text:p>
      <text:p text:style-name="P3"><text:span text:style-name="T1">god:x:1000:1000:god,,,:/home/god:/bin/bash</text:span></text:p>
      <text:p text:style-name="P3"><text:span text:style-name="T1">systemd-coredump:x:999:999:systemd Core Dumper:/:/usr/sbin/nologin</text:span></text:p>
      <text:p text:style-name="P3"><text:span text:style-name="T1">nithiskumar:x:1001:1001:NITHIS KUMAR,,,:/home/nithiskumar:/bin/bash</text:span></text:p>
      <text:p text:style-name="P3"><text:span text:style-name="T1"/></text:p>
      <text:p text:style-name="P3"><text:span text:style-name="T1">1. Try to get the first 10 lines from /etc/passwd</text:span></text:p>
      <text:p text:style-name="P3"><text:span text:style-name="T1"/></text:p>
      <text:p text:style-name="P3"><text:span text:style-name="T1">god@god:~$ head /etc/passwd</text:span></text:p>
      <text:p text:style-name="P3"><text:span text:style-name="T1">root:x:0:0:root:/root:/bin/bash</text:span></text:p>
      <text:p text:style-name="P3"><text:span text:style-name="T1">daemon:x:1:1:daemon:/usr/sbin:/usr/sbin/nologin</text:span></text:p>
      <text:p text:style-name="P3"><text:span text:style-name="T1">bin:x:2:2:bin:/bin:/usr/sbin/nologin</text:span></text:p>
      <text:p text:style-name="P3"><text:span text:style-name="T1">sys:x:3:3:sys:/dev:/usr/sbin/nologin</text:span></text:p>
      <text:p text:style-name="P3"><text:span text:style-name="T1">sync:x:4:65534:sync:/bin:/bin/sync</text:span></text:p>
      <text:p text:style-name="P3"><text:span text:style-name="T1">games:x:5:60:games:/usr/games:/usr/sbin/nologin</text:span></text:p>
      <text:p text:style-name="P3"><text:span text:style-name="T1">man:x:6:12:man:/var/cache/man:/usr/sbin/nologin</text:span></text:p>
      <text:p text:style-name="P3"><text:span text:style-name="T1">lp:x:7:7:lp:/var/spool/lpd:/usr/sbin/nologin</text:span></text:p>
      <text:p text:style-name="P3"><text:span text:style-name="T1">mail:x:8:8:mail:/var/mail:/usr/sbin/nologin</text:span></text:p>
      <text:p text:style-name="P3"><text:span text:style-name="T1">news:x:9:9:news:/var/spool/news:/usr/sbin/nologin</text:span></text:p>
      <text:p text:style-name="P3"><text:span text:style-name="T1"/></text:p>
      <text:p text:style-name="P3"><text:span text:style-name="T1"/></text:p>
      <text:p text:style-name="P3"><text:span text:style-name="T1">2. try to get just the first 3 lines from /etc/passwd</text:span></text:p>
      <text:p text:style-name="P3"><text:span text:style-name="T1"/></text:p>
      <text:p text:style-name="P3"><text:span text:style-name="T1">god@god:~$ head -n3 /etc/passwd</text:span></text:p>
      <text:p text:style-name="P3"><text:span text:style-name="T1">root:x:0:0:root:/root:/bin/bash</text:span></text:p>
      <text:p text:style-name="P3"><text:span text:style-name="T1">daemon:x:1:1:daemon:/usr/sbin:/usr/sbin/nologin</text:span></text:p>
      <text:p text:style-name="P3"><text:span text:style-name="T1">bin:x:2:2:bin:/bin:/usr/sbin/nologin</text:span></text:p>
      <text:p text:style-name="P3"><text:span text:style-name="T1"/></text:p>
      <text:p text:style-name="P3"><text:span text:style-name="T1"/></text:p>
      <text:p text:style-name="P3"><text:span text:style-name="T5">3</text:span><text:span text:style-name="T1">. Try to get the Last 10 lines from /etc/passwd</text:span></text:p>
      <text:p text:style-name="P3"><text:span text:style-name="T1"/></text:p>
      <text:p text:style-name="P3"><text:span text:style-name="T1">god@god:~$ tail /etc/passwd</text:span></text:p>
      <text:p text:style-name="P3"><text:span text:style-name="T1">hplip:x:119:7:HPLIP system user,,,:/run/hplip:/bin/false</text:span></text:p>
      <text:p text:style-name="P3"><text:span text:style-name="T1">whoopsie:x:120:125::/nonexistent:/bin/false</text:span></text:p>
      <text:p text:style-name="P3"><text:span text:style-name="T1">colord:x:121:126:colord colour management daemon,,,:/var/lib/colord:/usr/sbin/nologin</text:span></text:p>
      <text:p text:style-name="P3"><text:span text:style-name="T1">geoclue:x:122:127::/var/lib/geoclue:/usr/sbin/nologin</text:span></text:p>
      <text:p text:style-name="P3"><text:span text:style-name="T1">pulse:x:123:128:PulseAudio daemon,,,:/var/run/pulse:/usr/sbin/nologin</text:span></text:p>
      <text:p text:style-name="P3"><text:span text:style-name="T1">gnome-initial-setup:x:124:65534::/run/gnome-initial-setup/:/bin/false</text:span></text:p>
      <text:p text:style-name="P3"><text:span text:style-name="T1">gdm:x:125:130:Gnome Display Manager:/var/lib/gdm3:/bin/false</text:span></text:p>
      <text:p text:style-name="P3"><text:span text:style-name="T1">god:x:1000:1000:god,,,:/home/god:/bin/bash</text:span></text:p>
      <text:p text:style-name="P3"><text:span text:style-name="T1">systemd-coredump:x:999:999:systemd Core Dumper:/:/usr/sbin/nologin</text:span></text:p>
      <text:p text:style-name="P3"><text:span text:style-name="T1">nithiskumar:x:1001:1001:NITHIS KUMAR,,,:/home/nithiskumar:/bin/bash</text:span></text:p>
      <text:p text:style-name="P3"><text:span text:style-name="T1"/></text:p>
      <text:p text:style-name="P3"><text:span text:style-name="T1"/></text:p>
      <text:p text:style-name="P3"><text:span text:style-name="T5">4</text:span><text:span text:style-name="T1">. Try to get just the Last 3 lines from /etc/passwd</text:span></text:p>
      <text:p text:style-name="P3"><text:span text:style-name="T1"/></text:p>
      <text:p text:style-name="P3"><text:span text:style-name="T1">god@god:~$ tail -n3 /etc/passwd</text:span></text:p>
      <text:p text:style-name="P3"><text:span text:style-name="T1">god:x:1000:1000:god,,,:/home/god:/bin/bash</text:span></text:p>
      <text:p text:style-name="P3"><text:span text:style-name="T1">systemd-coredump:x:999:999:systemd Core Dumper:/:/usr/sbin/nologin</text:span></text:p>
      <text:p text:style-name="P3"><text:span text:style-name="T1">nithiskumar:x:1001:1001:NITHIS KUMAR,,,:/home/nithiskumar:/bin/bash</text:span></text:p>
      <text:p text:style-name="P3"><text:span text:style-name="T1"/></text:p>
      <text:p text:style-name="P3"><text:soft-page-break/><text:span text:style-name="T1"/></text:p>
      <text:p text:style-name="P3"><text:span text:style-name="T5">5</text:span><text:span text:style-name="T1">. Try to follow the log file /var/log/auth.log</text:span></text:p>
      <text:p text:style-name="P3"><text:span text:style-name="T1"/></text:p>
      <text:p text:style-name="P3"><text:span text:style-name="T1">god@god:~$ head /var/log/auth.log</text:span></text:p>
      <text:p text:style-name="P3"><text:span text:style-name="T1">Sep 14 01:30:14 god gdm-launch-environment]: pam_unix(gdm-launch-environment:session): session opened for user gdm by (uid=0)</text:span></text:p>
      <text:p text:style-name="P3"><text:span text:style-name="T1">Sep 14 01:30:15 god systemd-logind[815]: New session c1 of user gdm.</text:span></text:p>
      <text:p text:style-name="P3"><text:span text:style-name="T1">Sep 14 01:30:15 god systemd: pam_unix(systemd-user:session): session opened for user gdm by (uid=0)</text:span></text:p>
      <text:p text:style-name="P3"><text:span text:style-name="T1">Sep 14 01:30:23 god gnome-keyring-daemon[1103]: couldn't access control socket: /run/user/125/keyring/control: No such file or directory</text:span></text:p>
      <text:p text:style-name="P3"><text:span text:style-name="T1">Sep 14 01:30:23 god gnome-keyring-daemon[1102]: couldn't access control socket: /run/user/125/keyring/control: No such file or directory</text:span></text:p>
      <text:p text:style-name="P3"><text:span text:style-name="T1">Sep 14 01:30:39 god polkitd(authority=local): Registered Authentication Agent for unix-session:c1 (system bus name :1.41 [/usr/bin/gnome-shell], object path /org/freedesktop/PolicyKit1/AuthenticationAgent, locale en_IN)</text:span></text:p>
      <text:p text:style-name="P3"><text:span text:style-name="T1">Sep 14 01:30:44 god gdm-password]: pam_unix(gdm-password:auth): Couldn't open /etc/securetty: No such file or directory</text:span></text:p>
      <text:p text:style-name="P3"><text:span text:style-name="T1">Sep 14 01:30:46 god gdm-password]: pam_unix(gdm-password:auth): Couldn't open /etc/securetty: No such file or directory</text:span></text:p>
      <text:p text:style-name="P3"><text:span text:style-name="T1">Sep 14 01:30:46 god gdm-password]: gkr-pam: unable to locate daemon control file</text:span></text:p>
      <text:p text:style-name="P3"><text:span text:style-name="T1">Sep 14 01:30:46 god gdm-password]: gkr-pam: stashed password to try later in open session</text:span></text:p>
      <text:p text:style-name="P3"><text:span text:style-name="T1">god@god:~$ tail /var/log/auth.log</text:span></text:p>
      <text:p text:style-name="P3"><text:span text:style-name="T1">Sep 15 02:24:08 god sudo: <text:s text:c="5"/>god : TTY=pts/0 ; PWD=/home/god ; USER=root ; COMMAND=/usr/sbin/usermod -e 2015-01-07 duck</text:span></text:p>
      <text:p text:style-name="P3"><text:span text:style-name="T1">Sep 15 02:24:08 god sudo: pam_unix(sudo:session): session opened for user root by (uid=0)</text:span></text:p>
      <text:p text:style-name="P3"><text:span text:style-name="T1">Sep 15 02:24:08 god usermod[3318]: change user 'duck' expiration from 'never' to '2015-01-07'</text:span></text:p>
      <text:p text:style-name="P3"><text:span text:style-name="T1">Sep 15 02:24:08 god sudo: pam_unix(sudo:session): session closed for user root</text:span></text:p>
      <text:p text:style-name="P3"><text:span text:style-name="T1">Sep 15 02:25:17 god sudo: <text:s text:c="5"/>god : TTY=pts/0 ; PWD=/home/god ; USER=root ; COMMAND=/usr/sbin/userdel -r duck</text:span></text:p>
      <text:p text:style-name="P3"><text:span text:style-name="T1">Sep 15 02:25:17 god sudo: pam_unix(sudo:session): session opened for user root by (uid=0)</text:span></text:p>
      <text:p text:style-name="P3"><text:span text:style-name="T1">Sep 15 02:25:17 god userdel[3338]: delete user 'duck'</text:span></text:p>
      <text:p text:style-name="P3"><text:span text:style-name="T1">Sep 15 02:25:17 god userdel[3338]: removed group 'duck' owned by 'duck'</text:span></text:p>
      <text:p text:style-name="P3"><text:span text:style-name="T1">Sep 15 02:25:17 god userdel[3338]: removed shadow group 'duck' owned by 'duck'</text:span></text:p>
      <text:p text:style-name="P3"><text:span text:style-name="T1">Sep 15 02:25:17 god sudo: pam_unix(sudo:session): session closed for user root</text:span></text:p>
      <text:p text:style-name="P3"><text:span text:style-name="T1"/></text:p>
      <text:p text:style-name="P3"><text:span text:style-name="T1"/></text:p>
      <text:p text:style-name="P3"><text:span text:style-name="T5">6</text:span><text:span text:style-name="T1">. Try to sort the file /etc/passwd in assending order.</text:span></text:p>
      <text:p text:style-name="P3"><text:span text:style-name="T1"/></text:p>
      <text:p text:style-name="P3"><text:span text:style-name="T1">god@god:~$ sort -n /etc/passwd</text:span></text:p>
      <text:p text:style-name="P3"><text:span text:style-name="T1">_apt:x:105:65534::/nonexistent:/usr/sbin/nologin</text:span></text:p>
      <text:p text:style-name="P3"><text:span text:style-name="T1">avahi-autoipd:x:109:116:Avahi autoip daemon,,,:/var/lib/avahi-autoipd:/usr/sbin/nologin</text:span></text:p>
      <text:p text:style-name="P3"><text:soft-page-break/><text:span text:style-name="T1">avahi:x:115:121:Avahi mDNS daemon,,,:/var/run/avahi-daemon:/usr/sbin/nologin</text:span></text:p>
      <text:p text:style-name="P3"><text:span text:style-name="T1">backup:x:34:34:backup:/var/backups:/usr/sbin/nologin</text:span></text:p>
      <text:p text:style-name="P3"><text:span text:style-name="T1">bin:x:2:2:bin:/bin:/usr/sbin/nologin</text:span></text:p>
      <text:p text:style-name="P3"><text:span text:style-name="T1">colord:x:121:126:colord colour management daemon,,,:/var/lib/colord:/usr/sbin/nologin</text:span></text:p>
      <text:p text:style-name="P3"><text:span text:style-name="T1">cups-pk-helper:x:113:120:user for cups-pk-helper service,,,:/home/cups-pk-helper:/usr/sbin/nologin</text:span></text:p>
      <text:p text:style-name="P3"><text:span text:style-name="T1">daemon:x:1:1:daemon:/usr/sbin:/usr/sbin/nologin</text:span></text:p>
      <text:p text:style-name="P3"><text:span text:style-name="T1">dnsmasq:x:112:65534:dnsmasq,,,:/var/lib/misc:/usr/sbin/nologin</text:span></text:p>
      <text:p text:style-name="P3"><text:span text:style-name="T1">games:x:5:60:games:/usr/games:/usr/sbin/nologin</text:span></text:p>
      <text:p text:style-name="P3"><text:span text:style-name="T1">gdm:x:125:130:Gnome Display Manager:/var/lib/gdm3:/bin/false</text:span></text:p>
      <text:p text:style-name="P3"><text:span text:style-name="T1">geoclue:x:122:127::/var/lib/geoclue:/usr/sbin/nologin</text:span></text:p>
      <text:p text:style-name="P3"><text:span text:style-name="T1">gnats:x:41:41:Gnats Bug-Reporting System (admin):/var/lib/gnats:/usr/sbin/nologin</text:span></text:p>
      <text:p text:style-name="P3"><text:span text:style-name="T1">gnome-initial-setup:x:124:65534::/run/gnome-initial-setup/:/bin/false</text:span></text:p>
      <text:p text:style-name="P3"><text:span text:style-name="T1">god:x:1000:1000:god,,,:/home/god:/bin/bash</text:span></text:p>
      <text:p text:style-name="P3"><text:span text:style-name="T1">hplip:x:119:7:HPLIP system user,,,:/run/hplip:/bin/false</text:span></text:p>
      <text:p text:style-name="P3"><text:span text:style-name="T1">irc:x:39:39:ircd:/var/run/ircd:/usr/sbin/nologin</text:span></text:p>
      <text:p text:style-name="P3"><text:span text:style-name="T1">kernoops:x:116:65534:Kernel Oops Tracking Daemon,,,:/:/usr/sbin/nologin</text:span></text:p>
      <text:p text:style-name="P3"><text:span text:style-name="T1">list:x:38:38:Mailing List Manager:/var/list:/usr/sbin/nologin</text:span></text:p>
      <text:p text:style-name="P3"><text:span text:style-name="T1">lp:x:7:7:lp:/var/spool/lpd:/usr/sbin/nologin</text:span></text:p>
      <text:p text:style-name="P3"><text:span text:style-name="T1">mail:x:8:8:mail:/var/mail:/usr/sbin/nologin</text:span></text:p>
      <text:p text:style-name="P3"><text:span text:style-name="T1">man:x:6:12:man:/var/cache/man:/usr/sbin/nologin</text:span></text:p>
      <text:p text:style-name="P3"><text:span text:style-name="T1">messagebus:x:103:106::/nonexistent:/usr/sbin/nologin</text:span></text:p>
      <text:p text:style-name="P3"><text:span text:style-name="T1">news:x:9:9:news:/var/spool/news:/usr/sbin/nologin</text:span></text:p>
      <text:p text:style-name="P3"><text:span text:style-name="T1">nithiskumar:x:1001:1001:NITHIS KUMAR,,,:/home/nithiskumar:/bin/bash</text:span></text:p>
      <text:p text:style-name="P3"><text:span text:style-name="T1">nm-openvpn:x:118:124:NetworkManager OpenVPN,,,:/var/lib/openvpn/chroot:/usr/sbin/nologin</text:span></text:p>
      <text:p text:style-name="P3"><text:span text:style-name="T1">nobody:x:65534:65534:nobody:/nonexistent:/usr/sbin/nologin</text:span></text:p>
      <text:p text:style-name="P3"><text:span text:style-name="T1">proxy:x:13:13:proxy:/bin:/usr/sbin/nologin</text:span></text:p>
      <text:p text:style-name="P3"><text:span text:style-name="T1">pulse:x:123:128:PulseAudio daemon,,,:/var/run/pulse:/usr/sbin/nologin</text:span></text:p>
      <text:p text:style-name="P3"><text:span text:style-name="T1">root:x:0:0:root:/root:/bin/bash</text:span></text:p>
      <text:p text:style-name="P3"><text:span text:style-name="T1">rtkit:x:111:117:RealtimeKit,,,:/proc:/usr/sbin/nologin</text:span></text:p>
      <text:p text:style-name="P3"><text:span text:style-name="T1">saned:x:117:123::/var/lib/saned:/usr/sbin/nologin</text:span></text:p>
      <text:p text:style-name="P3"><text:span text:style-name="T1">speech-dispatcher:x:114:29:Speech Dispatcher,,,:/run/speech-dispatcher:/bin/false</text:span></text:p>
      <text:p text:style-name="P3"><text:span text:style-name="T1">sync:x:4:65534:sync:/bin:/bin/sync</text:span></text:p>
      <text:p text:style-name="P3"><text:span text:style-name="T1">syslog:x:104:110::/home/syslog:/usr/sbin/nologin</text:span></text:p>
      <text:p text:style-name="P3"><text:span text:style-name="T1">systemd-coredump:x:999:999:systemd Core Dumper:/:/usr/sbin/nologin</text:span></text:p>
      <text:p text:style-name="P3"><text:span text:style-name="T1">systemd-network:x:100:102:systemd Network Management,,,:/run/systemd:/usr/sbin/nologin</text:span></text:p>
      <text:p text:style-name="P3"><text:span text:style-name="T1">systemd-resolve:x:101:103:systemd Resolver,,,:/run/systemd:/usr/sbin/nologin</text:span></text:p>
      <text:p text:style-name="P3"><text:span text:style-name="T1">systemd-timesync:x:102:104:systemd Time Synchronization,,,:/run/systemd:/usr/sbin/nologin</text:span></text:p>
      <text:p text:style-name="P3"><text:span text:style-name="T1">sys:x:3:3:sys:/dev:/usr/sbin/nologin</text:span></text:p>
      <text:p text:style-name="P3"><text:span text:style-name="T1">tcpdump:x:108:115::/nonexistent:/usr/sbin/nologin</text:span></text:p>
      <text:p text:style-name="P3"><text:span text:style-name="T1">tss:x:106:111:TPM software stack,,,:/var/lib/tpm:/bin/false</text:span></text:p>
      <text:p text:style-name="P3"><text:span text:style-name="T1">usbmux:x:110:46:usbmux daemon,,,:/var/lib/usbmux:/usr/sbin/nologin</text:span></text:p>
      <text:p text:style-name="P3"><text:span text:style-name="T1">uucp:x:10:10:uucp:/var/spool/uucp:/usr/sbin/nologin</text:span></text:p>
      <text:p text:style-name="P3"><text:span text:style-name="T1">uuidd:x:107:114::/run/uuidd:/usr/sbin/nologin</text:span></text:p>
      <text:p text:style-name="P3"><text:span text:style-name="T1">whoopsie:x:120:125::/nonexistent:/bin/false</text:span></text:p>
      <text:p text:style-name="P3"><text:soft-page-break/><text:span text:style-name="T1">www-data:x:33:33:www-data:/var/www:/usr/sbin/nologin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5">7</text:span><text:span text:style-name="T1">. Try to sort the file /etc/passwd in decending order.</text:span></text:p>
      <text:p text:style-name="P3"><text:span text:style-name="T1"/></text:p>
      <text:p text:style-name="P3"><text:span text:style-name="T1">god@god:~$ sort -rn /etc/passwd</text:span></text:p>
      <text:p text:style-name="P3"><text:span text:style-name="T1">www-data:x:33:33:www-data:/var/www:/usr/sbin/nologin</text:span></text:p>
      <text:p text:style-name="P3"><text:span text:style-name="T1">whoopsie:x:120:125::/nonexistent:/bin/false</text:span></text:p>
      <text:p text:style-name="P3"><text:span text:style-name="T1">uuidd:x:107:114::/run/uuidd:/usr/sbin/nologin</text:span></text:p>
      <text:p text:style-name="P3"><text:span text:style-name="T1">uucp:x:10:10:uucp:/var/spool/uucp:/usr/sbin/nologin</text:span></text:p>
      <text:p text:style-name="P3"><text:span text:style-name="T1">usbmux:x:110:46:usbmux daemon,,,:/var/lib/usbmux:/usr/sbin/nologin</text:span></text:p>
      <text:p text:style-name="P3"><text:span text:style-name="T1">tss:x:106:111:TPM software stack,,,:/var/lib/tpm:/bin/false</text:span></text:p>
      <text:p text:style-name="P3"><text:span text:style-name="T1">tcpdump:x:108:115::/nonexistent:/usr/sbin/nologin</text:span></text:p>
      <text:p text:style-name="P3"><text:span text:style-name="T1">sys:x:3:3:sys:/dev:/usr/sbin/nologin</text:span></text:p>
      <text:p text:style-name="P3"><text:span text:style-name="T1">systemd-timesync:x:102:104:systemd Time Synchronization,,,:/run/systemd:/usr/sbin/nologin</text:span></text:p>
      <text:p text:style-name="P3"><text:span text:style-name="T1">systemd-resolve:x:101:103:systemd Resolver,,,:/run/systemd:/usr/sbin/nologin</text:span></text:p>
      <text:p text:style-name="P3"><text:span text:style-name="T1">systemd-network:x:100:102:systemd Network Management,,,:/run/systemd:/usr/sbin/nologin</text:span></text:p>
      <text:p text:style-name="P3"><text:span text:style-name="T1">systemd-coredump:x:999:999:systemd Core Dumper:/:/usr/sbin/nologin</text:span></text:p>
      <text:p text:style-name="P3"><text:span text:style-name="T1">syslog:x:104:110::/home/syslog:/usr/sbin/nologin</text:span></text:p>
      <text:p text:style-name="P3"><text:span text:style-name="T1">sync:x:4:65534:sync:/bin:/bin/sync</text:span></text:p>
      <text:p text:style-name="P3"><text:span text:style-name="T1">speech-dispatcher:x:114:29:Speech Dispatcher,,,:/run/speech-dispatcher:/bin/false</text:span></text:p>
      <text:p text:style-name="P3"><text:span text:style-name="T1">saned:x:117:123::/var/lib/saned:/usr/sbin/nologin</text:span></text:p>
      <text:p text:style-name="P3"><text:span text:style-name="T1">rtkit:x:111:117:RealtimeKit,,,:/proc:/usr/sbin/nologin</text:span></text:p>
      <text:p text:style-name="P3"><text:span text:style-name="T1">root:x:0:0:root:/root:/bin/bash</text:span></text:p>
      <text:p text:style-name="P3"><text:span text:style-name="T1">pulse:x:123:128:PulseAudio daemon,,,:/var/run/pulse:/usr/sbin/nologin</text:span></text:p>
      <text:p text:style-name="P3"><text:span text:style-name="T1">proxy:x:13:13:proxy:/bin:/usr/sbin/nologin</text:span></text:p>
      <text:p text:style-name="P3"><text:span text:style-name="T1">nobody:x:65534:65534:nobody:/nonexistent:/usr/sbin/nologin</text:span></text:p>
      <text:p text:style-name="P3"><text:span text:style-name="T1">nm-openvpn:x:118:124:NetworkManager OpenVPN,,,:/var/lib/openvpn/chroot:/usr/sbin/nologin</text:span></text:p>
      <text:p text:style-name="P3"><text:span text:style-name="T1">nithiskumar:x:1001:1001:NITHIS KUMAR,,,:/home/nithiskumar:/bin/bash</text:span></text:p>
      <text:p text:style-name="P3"><text:span text:style-name="T1">news:x:9:9:news:/var/spool/news:/usr/sbin/nologin</text:span></text:p>
      <text:p text:style-name="P3"><text:span text:style-name="T1">messagebus:x:103:106::/nonexistent:/usr/sbin/nologin</text:span></text:p>
      <text:p text:style-name="P3"><text:span text:style-name="T1">man:x:6:12:man:/var/cache/man:/usr/sbin/nologin</text:span></text:p>
      <text:p text:style-name="P3"><text:span text:style-name="T1">mail:x:8:8:mail:/var/mail:/usr/sbin/nologin</text:span></text:p>
      <text:p text:style-name="P3"><text:span text:style-name="T1">lp:x:7:7:lp:/var/spool/lpd:/usr/sbin/nologin</text:span></text:p>
      <text:p text:style-name="P3"><text:span text:style-name="T1">list:x:38:38:Mailing List Manager:/var/list:/usr/sbin/nologin</text:span></text:p>
      <text:p text:style-name="P3"><text:span text:style-name="T1">kernoops:x:116:65534:Kernel Oops Tracking Daemon,,,:/:/usr/sbin/nologin</text:span></text:p>
      <text:p text:style-name="P3"><text:span text:style-name="T1">irc:x:39:39:ircd:/var/run/ircd:/usr/sbin/nologin</text:span></text:p>
      <text:p text:style-name="P3"><text:span text:style-name="T1">hplip:x:119:7:HPLIP system user,,,:/run/hplip:/bin/false</text:span></text:p>
      <text:p text:style-name="P3"><text:span text:style-name="T1">god:x:1000:1000:god,,,:/home/god:/bin/bash</text:span></text:p>
      <text:p text:style-name="P3"><text:span text:style-name="T1">gnome-initial-setup:x:124:65534::/run/gnome-initial-setup/:/bin/false</text:span></text:p>
      <text:p text:style-name="P3"><text:span text:style-name="T1">gnats:x:41:41:Gnats Bug-Reporting System (admin):/var/lib/gnats:/usr/sbin/nologin<text:tab/></text:span></text:p>
      <text:p text:style-name="P3"><text:span text:style-name="T1">geoclue:x:122:127::/var/lib/geoclue:/usr/sbin/nologin</text:span></text:p>
      <text:p text:style-name="P3"><text:span text:style-name="T1">gdm:x:125:130:Gnome Display Manager:/var/lib/gdm3:/bin/false</text:span></text:p>
      <text:p text:style-name="P3"><text:span text:style-name="T1">games:x:5:60:games:/usr/games:/usr/sbin/nologin</text:span></text:p>
      <text:p text:style-name="P3"><text:span text:style-name="T1">dnsmasq:x:112:65534:dnsmasq,,,:/var/lib/misc:/usr/sbin/nologin</text:span></text:p>
      <text:p text:style-name="P3"><text:span text:style-name="T1">daemon:x:1:1:daemon:/usr/sbin:/usr/sbin/nologin</text:span></text:p>
      <text:p text:style-name="P3"><text:soft-page-break/><text:span text:style-name="T1">cups-pk-helper:x:113:120:user for cups-pk-helper service,,,:/home/cups-pk-helper:/usr/sbin/nologin</text:span></text:p>
      <text:p text:style-name="P3"><text:span text:style-name="T1">colord:x:121:126:colord colour management daemon,,,:/var/lib/colord:/usr/sbin/nologin</text:span></text:p>
      <text:p text:style-name="P3"><text:span text:style-name="T1">bin:x:2:2:bin:/bin:/usr/sbin/nologin</text:span></text:p>
      <text:p text:style-name="P3"><text:span text:style-name="T1">backup:x:34:34:backup:/var/backups:/usr/sbin/nologin</text:span></text:p>
      <text:p text:style-name="P3"><text:span text:style-name="T1">avahi:x:115:121:Avahi mDNS daemon,,,:/var/run/avahi-daemon:/usr/sbin/nologin</text:span></text:p>
      <text:p text:style-name="P3"><text:span text:style-name="T1">avahi-autoipd:x:109:116:Avahi autoip daemon,,,:/var/lib/avahi-autoipd:/usr/sbin/nologin</text:span></text:p>
      <text:p text:style-name="P3"><text:span text:style-name="T1">_apt:x:105:65534::/nonexistent:/usr/sbin/nologin</text:span></text:p>
      <text:p text:style-name="P3"><text:span text:style-name="T1"/></text:p>
      <text:p text:style-name="P3"><text:span text:style-name="T1"/></text:p>
      <text:p text:style-name="P3"><text:span text:style-name="T5">8</text:span><text:span text:style-name="T1">. Try to sort the file /etc/passwd in assending order based on the 3rdcolumn.</text:span></text:p>
      <text:p text:style-name="P3"><text:span text:style-name="T1"/></text:p>
      <text:p text:style-name="P3"><text:span text:style-name="T1">god@god:~$ sort -n /etc/passwd -t " " -k3</text:span></text:p>
      <text:p text:style-name="P3"><text:span text:style-name="T1">_apt:x:105:65534::/nonexistent:/usr/sbin/nologin</text:span></text:p>
      <text:p text:style-name="P3"><text:span text:style-name="T1">avahi-autoipd:x:109:116:Avahi autoip daemon,,,:/var/lib/avahi-autoipd:/usr/sbin/nologin</text:span></text:p>
      <text:p text:style-name="P3"><text:span text:style-name="T1">avahi:x:115:121:Avahi mDNS daemon,,,:/var/run/avahi-daemon:/usr/sbin/nologin</text:span></text:p>
      <text:p text:style-name="P3"><text:span text:style-name="T1">backup:x:34:34:backup:/var/backups:/usr/sbin/nologin</text:span></text:p>
      <text:p text:style-name="P3"><text:span text:style-name="T1">bin:x:2:2:bin:/bin:/usr/sbin/nologin</text:span></text:p>
      <text:p text:style-name="P3"><text:span text:style-name="T1">colord:x:121:126:colord colour management daemon,,,:/var/lib/colord:/usr/sbin/nologin</text:span></text:p>
      <text:p text:style-name="P3"><text:span text:style-name="T1">cups-pk-helper:x:113:120:user for cups-pk-helper service,,,:/home/cups-pk-helper:/usr/sbin/nologin</text:span></text:p>
      <text:p text:style-name="P3"><text:span text:style-name="T1">daemon:x:1:1:daemon:/usr/sbin:/usr/sbin/nologin</text:span></text:p>
      <text:p text:style-name="P3"><text:span text:style-name="T1">dnsmasq:x:112:65534:dnsmasq,,,:/var/lib/misc:/usr/sbin/nologin</text:span></text:p>
      <text:p text:style-name="P3"><text:span text:style-name="T1">games:x:5:60:games:/usr/games:/usr/sbin/nologin</text:span></text:p>
      <text:p text:style-name="P3"><text:span text:style-name="T1">gdm:x:125:130:Gnome Display Manager:/var/lib/gdm3:/bin/false</text:span></text:p>
      <text:p text:style-name="P3"><text:span text:style-name="T1">geoclue:x:122:127::/var/lib/geoclue:/usr/sbin/nologin</text:span></text:p>
      <text:p text:style-name="P3"><text:span text:style-name="T1">gnats:x:41:41:Gnats Bug-Reporting System (admin):/var/lib/gnats:/usr/sbin/nologin</text:span></text:p>
      <text:p text:style-name="P3"><text:span text:style-name="T1">gnome-initial-setup:x:124:65534::/run/gnome-initial-setup/:/bin/false</text:span></text:p>
      <text:p text:style-name="P3"><text:span text:style-name="T1">god:x:1000:1000:god,,,:/home/god:/bin/bash</text:span></text:p>
      <text:p text:style-name="P3"><text:span text:style-name="T1">hplip:x:119:7:HPLIP system user,,,:/run/hplip:/bin/false</text:span></text:p>
      <text:p text:style-name="P3"><text:span text:style-name="T1">irc:x:39:39:ircd:/var/run/ircd:/usr/sbin/nologin</text:span></text:p>
      <text:p text:style-name="P3"><text:span text:style-name="T1">kernoops:x:116:65534:Kernel Oops Tracking Daemon,,,:/:/usr/sbin/nologin</text:span></text:p>
      <text:p text:style-name="P3"><text:span text:style-name="T1">list:x:38:38:Mailing List Manager:/var/list:/usr/sbin/nologin</text:span></text:p>
      <text:p text:style-name="P3"><text:span text:style-name="T1">lp:x:7:7:lp:/var/spool/lpd:/usr/sbin/nologin</text:span></text:p>
      <text:p text:style-name="P3"><text:span text:style-name="T1">mail:x:8:8:mail:/var/mail:/usr/sbin/nologin</text:span></text:p>
      <text:p text:style-name="P3"><text:span text:style-name="T1">man:x:6:12:man:/var/cache/man:/usr/sbin/nologin</text:span></text:p>
      <text:p text:style-name="P3"><text:span text:style-name="T1">messagebus:x:103:106::/nonexistent:/usr/sbin/nologin</text:span></text:p>
      <text:p text:style-name="P3"><text:span text:style-name="T1">news:x:9:9:news:/var/spool/news:/usr/sbin/nologin</text:span></text:p>
      <text:p text:style-name="P3"><text:span text:style-name="T1">nithiskumar:x:1001:1001:NITHIS KUMAR,,,:/home/nithiskumar:/bin/bash</text:span></text:p>
      <text:p text:style-name="P3"><text:span text:style-name="T1">nm-openvpn:x:118:124:NetworkManager OpenVPN,,,:/var/lib/openvpn/chroot:/usr/sbin/nologin</text:span></text:p>
      <text:p text:style-name="P3"><text:span text:style-name="T1">nobody:x:65534:65534:nobody:/nonexistent:/usr/sbin/nologin</text:span></text:p>
      <text:p text:style-name="P3"><text:span text:style-name="T1">proxy:x:13:13:proxy:/bin:/usr/sbin/nologin</text:span></text:p>
      <text:p text:style-name="P3"><text:span text:style-name="T1">pulse:x:123:128:PulseAudio daemon,,,:/var/run/pulse:/usr/sbin/nologin</text:span></text:p>
      <text:p text:style-name="P3"><text:span text:style-name="T1">root:x:0:0:root:/root:/bin/bash</text:span></text:p>
      <text:p text:style-name="P3"><text:soft-page-break/><text:span text:style-name="T1">rtkit:x:111:117:RealtimeKit,,,:/proc:/usr/sbin/nologin</text:span></text:p>
      <text:p text:style-name="P3"><text:span text:style-name="T1">saned:x:117:123::/var/lib/saned:/usr/sbin/nologin</text:span></text:p>
      <text:p text:style-name="P3"><text:span text:style-name="T1">speech-dispatcher:x:114:29:Speech Dispatcher,,,:/run/speech-dispatcher:/bin/false</text:span></text:p>
      <text:p text:style-name="P3"><text:span text:style-name="T1">sync:x:4:65534:sync:/bin:/bin/sync</text:span></text:p>
      <text:p text:style-name="P3"><text:span text:style-name="T1">syslog:x:104:110::/home/syslog:/usr/sbin/nologin</text:span></text:p>
      <text:p text:style-name="P3"><text:span text:style-name="T1">systemd-coredump:x:999:999:systemd Core Dumper:/:/usr/sbin/nologin</text:span></text:p>
      <text:p text:style-name="P3"><text:span text:style-name="T1">systemd-network:x:100:102:systemd Network Management,,,:/run/systemd:/usr/sbin/nologin</text:span></text:p>
      <text:p text:style-name="P3"><text:span text:style-name="T1">systemd-resolve:x:101:103:systemd Resolver,,,:/run/systemd:/usr/sbin/nologin</text:span></text:p>
      <text:p text:style-name="P3"><text:span text:style-name="T1">systemd-timesync:x:102:104:systemd Time Synchronization,,,:/run/systemd:/usr/sbin/nologin</text:span></text:p>
      <text:p text:style-name="P3"><text:span text:style-name="T1">sys:x:3:3:sys:/dev:/usr/sbin/nologin</text:span></text:p>
      <text:p text:style-name="P3"><text:span text:style-name="T1">tcpdump:x:108:115::/nonexistent:/usr/sbin/nologin</text:span></text:p>
      <text:p text:style-name="P3"><text:span text:style-name="T1">tss:x:106:111:TPM software stack,,,:/var/lib/tpm:/bin/false</text:span></text:p>
      <text:p text:style-name="P3"><text:span text:style-name="T1">usbmux:x:110:46:usbmux daemon,,,:/var/lib/usbmux:/usr/sbin/nologin</text:span></text:p>
      <text:p text:style-name="P3"><text:span text:style-name="T1">uucp:x:10:10:uucp:/var/spool/uucp:/usr/sbin/nologin</text:span></text:p>
      <text:p text:style-name="P3"><text:span text:style-name="T1">uuidd:x:107:114::/run/uuidd:/usr/sbin/nologin</text:span></text:p>
      <text:p text:style-name="P3"><text:span text:style-name="T1">whoopsie:x:120:125::/nonexistent:/bin/false</text:span></text:p>
      <text:p text:style-name="P3"><text:span text:style-name="T1">www-data:x:33:33:www-data:/var/www:/usr/sbin/nologin</text:span></text:p>
      <text:p text:style-name="P3"><text:span text:style-name="T1"/></text:p>
      <text:p text:style-name="P3"><text:span text:style-name="T5">9</text:span><text:span text:style-name="T1">. Try to sort the file /etc/passwd in assending order based on the 3rdcolumn and ask sort to look at the thrid column as a whole number.</text:span></text:p>
      <text:p text:style-name="P3"><text:span text:style-name="T1"/></text:p>
      <text:p text:style-name="P3"><text:span text:style-name="T1">god@god:~$ sort -rn /etc/passwd -t " " -k3</text:span></text:p>
      <text:p text:style-name="P3"><text:span text:style-name="T1">www-data:x:33:33:www-data:/var/www:/usr/sbin/nologin</text:span></text:p>
      <text:p text:style-name="P3"><text:span text:style-name="T1">whoopsie:x:120:125::/nonexistent:/bin/false</text:span></text:p>
      <text:p text:style-name="P3"><text:span text:style-name="T1">uuidd:x:107:114::/run/uuidd:/usr/sbin/nologin</text:span></text:p>
      <text:p text:style-name="P3"><text:span text:style-name="T1">uucp:x:10:10:uucp:/var/spool/uucp:/usr/sbin/nologin</text:span></text:p>
      <text:p text:style-name="P3"><text:span text:style-name="T1">usbmux:x:110:46:usbmux daemon,,,:/var/lib/usbmux:/usr/sbin/nologin</text:span></text:p>
      <text:p text:style-name="P3"><text:span text:style-name="T1">tss:x:106:111:TPM software stack,,,:/var/lib/tpm:/bin/false</text:span></text:p>
      <text:p text:style-name="P3"><text:span text:style-name="T1">tcpdump:x:108:115::/nonexistent:/usr/sbin/nologin</text:span></text:p>
      <text:p text:style-name="P3"><text:span text:style-name="T1">sys:x:3:3:sys:/dev:/usr/sbin/nologin</text:span></text:p>
      <text:p text:style-name="P3"><text:span text:style-name="T1">systemd-timesync:x:102:104:systemd Time Synchronization,,,:/run/systemd:/usr/sbin/nologin</text:span></text:p>
      <text:p text:style-name="P3"><text:span text:style-name="T1">systemd-resolve:x:101:103:systemd Resolver,,,:/run/systemd:/usr/sbin/nologin</text:span></text:p>
      <text:p text:style-name="P3"><text:span text:style-name="T1">systemd-network:x:100:102:systemd Network Management,,,:/run/systemd:/usr/sbin/nologin</text:span></text:p>
      <text:p text:style-name="P3"><text:span text:style-name="T1">systemd-coredump:x:999:999:systemd Core Dumper:/:/usr/sbin/nologin</text:span></text:p>
      <text:p text:style-name="P3"><text:span text:style-name="T1">syslog:x:104:110::/home/syslog:/usr/sbin/nologin</text:span></text:p>
      <text:p text:style-name="P3"><text:span text:style-name="T1">sync:x:4:65534:sync:/bin:/bin/sync</text:span></text:p>
      <text:p text:style-name="P3"><text:span text:style-name="T1">speech-dispatcher:x:114:29:Speech Dispatcher,,,:/run/speech-dispatcher:/bin/false</text:span></text:p>
      <text:p text:style-name="P3"><text:span text:style-name="T1">saned:x:117:123::/var/lib/saned:/usr/sbin/nologin</text:span></text:p>
      <text:p text:style-name="P3"><text:span text:style-name="T1">rtkit:x:111:117:RealtimeKit,,,:/proc:/usr/sbin/nologin</text:span></text:p>
      <text:p text:style-name="P3"><text:span text:style-name="T1">root:x:0:0:root:/root:/bin/bash</text:span></text:p>
      <text:p text:style-name="P3"><text:span text:style-name="T1">pulse:x:123:128:PulseAudio daemon,,,:/var/run/pulse:/usr/sbin/nologin</text:span></text:p>
      <text:p text:style-name="P3"><text:span text:style-name="T1">proxy:x:13:13:proxy:/bin:/usr/sbin/nologin</text:span></text:p>
      <text:p text:style-name="P3"><text:span text:style-name="T1">nobody:x:65534:65534:nobody:/nonexistent:/usr/sbin/nologin</text:span></text:p>
      <text:p text:style-name="P3"><text:span text:style-name="T1">nm-openvpn:x:118:124:NetworkManager OpenVPN,,,:/var/lib/openvpn/chroot:/usr/sbin/nologin</text:span></text:p>
      <text:p text:style-name="P3"><text:span text:style-name="T1">nithiskumar:x:1001:1001:NITHIS KUMAR,,,:/home/nithiskumar:/bin/bash</text:span></text:p>
      <text:p text:style-name="P3"><text:soft-page-break/><text:span text:style-name="T1">news:x:9:9:news:/var/spool/news:/usr/sbin/nologin</text:span></text:p>
      <text:p text:style-name="P3"><text:span text:style-name="T1">messagebus:x:103:106::/nonexistent:/usr/sbin/nologin</text:span></text:p>
      <text:p text:style-name="P3"><text:span text:style-name="T1">man:x:6:12:man:/var/cache/man:/usr/sbin/nologin</text:span></text:p>
      <text:p text:style-name="P3"><text:span text:style-name="T1">mail:x:8:8:mail:/var/mail:/usr/sbin/nologin</text:span></text:p>
      <text:p text:style-name="P3"><text:span text:style-name="T1">lp:x:7:7:lp:/var/spool/lpd:/usr/sbin/nologin</text:span></text:p>
      <text:p text:style-name="P3"><text:span text:style-name="T1">list:x:38:38:Mailing List Manager:/var/list:/usr/sbin/nologin</text:span></text:p>
      <text:p text:style-name="P3"><text:span text:style-name="T1">kernoops:x:116:65534:Kernel Oops Tracking Daemon,,,:/:/usr/sbin/nologin</text:span></text:p>
      <text:p text:style-name="P3"><text:span text:style-name="T1">irc:x:39:39:ircd:/var/run/ircd:/usr/sbin/nologin</text:span></text:p>
      <text:p text:style-name="P3"><text:span text:style-name="T1">hplip:x:119:7:HPLIP system user,,,:/run/hplip:/bin/false</text:span></text:p>
      <text:p text:style-name="P3"><text:span text:style-name="T1">god:x:1000:1000:god,,,:/home/god:/bin/bash</text:span></text:p>
      <text:p text:style-name="P3"><text:span text:style-name="T1">gnome-initial-setup:x:124:65534::/run/gnome-initial-setup/:/bin/false</text:span></text:p>
      <text:p text:style-name="P3"><text:span text:style-name="T1">gnats:x:41:41:Gnats Bug-Reporting System (admin):/var/lib/gnats:/usr/sbin/nologin</text:span></text:p>
      <text:p text:style-name="P3"><text:span text:style-name="T1">geoclue:x:122:127::/var/lib/geoclue:/usr/sbin/nologin</text:span></text:p>
      <text:p text:style-name="P3"><text:span text:style-name="T1">gdm:x:125:130:Gnome Display Manager:/var/lib/gdm3:/bin/false</text:span></text:p>
      <text:p text:style-name="P3"><text:span text:style-name="T1">games:x:5:60:games:/usr/games:/usr/sbin/nologin</text:span></text:p>
      <text:p text:style-name="P3"><text:span text:style-name="T1">dnsmasq:x:112:65534:dnsmasq,,,:/var/lib/misc:/usr/sbin/nologin</text:span></text:p>
      <text:p text:style-name="P3"><text:span text:style-name="T1">daemon:x:1:1:daemon:/usr/sbin:/usr/sbin/nologin</text:span></text:p>
      <text:p text:style-name="P3"><text:span text:style-name="T1">cups-pk-helper:x:113:120:user for cups-pk-helper service,,,:/home/cups-pk-helper:/usr/sbin/nologin</text:span></text:p>
      <text:p text:style-name="P3"><text:span text:style-name="T1">colord:x:121:126:colord colour management daemon,,,:/var/lib/colord:/usr/sbin/nologin</text:span></text:p>
      <text:p text:style-name="P3"><text:span text:style-name="T1">bin:x:2:2:bin:/bin:/usr/sbin/nologin</text:span></text:p>
      <text:p text:style-name="P3"><text:span text:style-name="T1">backup:x:34:34:backup:/var/backups:/usr/sbin/nologin</text:span></text:p>
      <text:p text:style-name="P3"><text:span text:style-name="T1">avahi:x:115:121:Avahi mDNS daemon,,,:/var/run/avahi-daemon:/usr/sbin/nologin</text:span></text:p>
      <text:p text:style-name="P3"><text:span text:style-name="T1">avahi-autoipd:x:109:116:Avahi autoip daemon,,,:/var/lib/avahi-autoipd:/usr/sbin/nologin</text:span></text:p>
      <text:p text:style-name="P3"><text:span text:style-name="T1">_apt:x:105:65534::/nonexistent:/usr/sbin/nologin</text:span></text:p>
      <text:p text:style-name="P3"><text:span text:style-name="T1"/></text:p>
      <text:p text:style-name="P2">1<text:span text:style-name="T6">0</text:span>. Try to cut just the usernames from the file /etc/passwd</text:p>
      <text:p text:style-name="P2"/>
      <text:p text:style-name="P2">god@god:~$ cut /etc/passwd -d " " -f1</text:p>
      <text:p text:style-name="P2">root:x:0:0:root:/root:/bin/bash</text:p>
      <text:p text:style-name="P2">daemon:x:1:1:daemon:/usr/sbin:/usr/sbin/nologin</text:p>
      <text:p text:style-name="P2">bin:x:2:2:bin:/bin:/usr/sbin/nologin</text:p>
      <text:p text:style-name="P2">sys:x:3:3:sys:/dev:/usr/sbin/nologin</text:p>
      <text:p text:style-name="P2">sync:x:4:65534:sync:/bin:/bin/sync</text:p>
      <text:p text:style-name="P2">games:x:5:60:games:/usr/games:/usr/sbin/nologin</text:p>
      <text:p text:style-name="P2">man:x:6:12:man:/var/cache/man:/usr/sbin/nologin</text:p>
      <text:p text:style-name="P2">lp:x:7:7:lp:/var/spool/lpd:/usr/sbin/nologin</text:p>
      <text:p text:style-name="P2">mail:x:8:8:mail:/var/mail:/usr/sbin/nologin</text:p>
      <text:p text:style-name="P2">news:x:9:9:news:/var/spool/news:/usr/sbin/nologin</text:p>
      <text:p text:style-name="P2">uucp:x:10:10:uucp:/var/spool/uucp:/usr/sbin/nologin</text:p>
      <text:p text:style-name="P2">proxy:x:13:13:proxy:/bin:/usr/sbin/nologin</text:p>
      <text:p text:style-name="P2">www-data:x:33:33:www-data:/var/www:/usr/sbin/nologin</text:p>
      <text:p text:style-name="P2">backup:x:34:34:backup:/var/backups:/usr/sbin/nologin</text:p>
      <text:p text:style-name="P2">list:x:38:38:Mailing</text:p>
      <text:p text:style-name="P2">irc:x:39:39:ircd:/var/run/ircd:/usr/sbin/nologin</text:p>
      <text:p text:style-name="P2">gnats:x:41:41:Gnats</text:p>
      <text:p text:style-name="P2">nobody:x:65534:65534:nobody:/nonexistent:/usr/sbin/nologin</text:p>
      <text:p text:style-name="P2">systemd-network:x:100:102:systemd</text:p>
      <text:p text:style-name="P2"><text:soft-page-break/>systemd-resolve:x:101:103:systemd</text:p>
      <text:p text:style-name="P2">systemd-timesync:x:102:104:systemd</text:p>
      <text:p text:style-name="P2">messagebus:x:103:106::/nonexistent:/usr/sbin/nologin</text:p>
      <text:p text:style-name="P2">syslog:x:104:110::/home/syslog:/usr/sbin/nologin</text:p>
      <text:p text:style-name="P2">_apt:x:105:65534::/nonexistent:/usr/sbin/nologin</text:p>
      <text:p text:style-name="P2">tss:x:106:111:TPM</text:p>
      <text:p text:style-name="P2">uuidd:x:107:114::/run/uuidd:/usr/sbin/nologin</text:p>
      <text:p text:style-name="P2">tcpdump:x:108:115::/nonexistent:/usr/sbin/nologin</text:p>
      <text:p text:style-name="P2">avahi-autoipd:x:109:116:Avahi</text:p>
      <text:p text:style-name="P2">usbmux:x:110:46:usbmux</text:p>
      <text:p text:style-name="P2">rtkit:x:111:117:RealtimeKit,,,:/proc:/usr/sbin/nologin</text:p>
      <text:p text:style-name="P2">dnsmasq:x:112:65534:dnsmasq,,,:/var/lib/misc:/usr/sbin/nologin</text:p>
      <text:p text:style-name="P2">cups-pk-helper:x:113:120:user</text:p>
      <text:p text:style-name="P2">speech-dispatcher:x:114:29:Speech</text:p>
      <text:p text:style-name="P2">avahi:x:115:121:Avahi</text:p>
      <text:p text:style-name="P2">kernoops:x:116:65534:Kernel</text:p>
      <text:p text:style-name="P2">saned:x:117:123::/var/lib/saned:/usr/sbin/nologin</text:p>
      <text:p text:style-name="P2">nm-openvpn:x:118:124:NetworkManager</text:p>
      <text:p text:style-name="P2">hplip:x:119:7:HPLIP</text:p>
      <text:p text:style-name="P2">whoopsie:x:120:125::/nonexistent:/bin/false</text:p>
      <text:p text:style-name="P2">colord:x:121:126:colord</text:p>
      <text:p text:style-name="P2">geoclue:x:122:127::/var/lib/geoclue:/usr/sbin/nologin</text:p>
      <text:p text:style-name="P2">pulse:x:123:128:PulseAudio</text:p>
      <text:p text:style-name="P2">gnome-initial-setup:x:124:65534::/run/gnome-initial-setup/:/bin/false</text:p>
      <text:p text:style-name="P2">gdm:x:125:130:Gnome</text:p>
      <text:p text:style-name="P2">god:x:1000:1000:god,,,:/home/god:/bin/bash</text:p>
      <text:p text:style-name="P2">systemd-coredump:x:999:999:systemd</text:p>
      <text:p text:style-name="P2">nithiskumar:x:1001:1001:NITHIS</text:p>
      <text:p text:style-name="P2"/>
      <text:p text:style-name="P2"><text:span text:style-name="T1"/></text:p>
      <text:p text:style-name="P2">1<text:span text:style-name="T6">1</text:span>. Create a file alphabets.txt and key in all the 2\6 alphabets each one ina new line.</text:p>
      <text:p text:style-name="P2"/>
      <text:p text:style-name="P2">god@god:~$ cat &gt; alphabets.txt</text:p>
      <text:p text:style-name="P2">a</text:p>
      <text:p text:style-name="P2">b</text:p>
      <text:p text:style-name="P2">c</text:p>
      <text:p text:style-name="P2">d</text:p>
      <text:p text:style-name="P2">e</text:p>
      <text:p text:style-name="P2">f</text:p>
      <text:p text:style-name="P2">g</text:p>
      <text:p text:style-name="P2">h</text:p>
      <text:p text:style-name="P2">i</text:p>
      <text:p text:style-name="P2">j</text:p>
      <text:p text:style-name="P2">k</text:p>
      <text:p text:style-name="P2">l</text:p>
      <text:p text:style-name="P2">m</text:p>
      <text:p text:style-name="P2">n</text:p>
      <text:p text:style-name="P2">o</text:p>
      <text:p text:style-name="P2">p</text:p>
      <text:p text:style-name="P2">q</text:p>
      <text:p text:style-name="P2">r</text:p>
      <text:p text:style-name="P2"><text:soft-page-break/>s</text:p>
      <text:p text:style-name="P2">t</text:p>
      <text:p text:style-name="P2">u</text:p>
      <text:p text:style-name="P2">v</text:p>
      <text:p text:style-name="P2">w</text:p>
      <text:p text:style-name="P2">x</text:p>
      <text:p text:style-name="P2">y</text:p>
      <text:p text:style-name="P2">z</text:p>
      <text:p text:style-name="P2"/>
      <text:p text:style-name="P2"><text:span text:style-name="T6">1</text:span>2. Create a file number.txt and key in 1 to 2\6 each one in a new line.</text:p>
      <text:p text:style-name="P2"/>
      <text:p text:style-name="P2">god@god:~$ cat &gt; numbers.txt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8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6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4</text:p>
      <text:p text:style-name="P2">25</text:p>
      <text:p text:style-name="P2">26</text:p>
      <text:p text:style-name="P2"/>
      <text:p text:style-name="P2"><text:span text:style-name="T6">1</text:span>3. Try to paste those two files, to see which letter appears at whatnumber.Paste alphabets.txt numbers.</text:p>
      <text:p text:style-name="P2"/>
      <text:p text:style-name="P2">god@god:~$ paste alphabets.txt numbers.txt</text:p>
      <text:p text:style-name="P2">a<text:tab/>1</text:p>
      <text:p text:style-name="P2">b<text:tab/>2</text:p>
      <text:p text:style-name="P2">c<text:tab/>3</text:p>
      <text:p text:style-name="P2">d<text:tab/>4</text:p>
      <text:p text:style-name="P2">e<text:tab/>5</text:p>
      <text:p text:style-name="P2">f<text:tab/>6</text:p>
      <text:p text:style-name="P2">g<text:tab/>7</text:p>
      <text:p text:style-name="P2">h<text:tab/>8</text:p>
      <text:p text:style-name="P2">i<text:tab/>9</text:p>
      <text:p text:style-name="P2"><text:soft-page-break/>j<text:tab/>10</text:p>
      <text:p text:style-name="P2">k<text:tab/>11</text:p>
      <text:p text:style-name="P2">l<text:tab/>12</text:p>
      <text:p text:style-name="P2">m<text:tab/>13</text:p>
      <text:p text:style-name="P2">n<text:tab/>14</text:p>
      <text:p text:style-name="P2">o<text:tab/>15</text:p>
      <text:p text:style-name="P2">p<text:tab/>16</text:p>
      <text:p text:style-name="P2">q<text:tab/>17</text:p>
      <text:p text:style-name="P2">r<text:tab/>18</text:p>
      <text:p text:style-name="P2">s<text:tab/>19</text:p>
      <text:p text:style-name="P2">t<text:tab/>20</text:p>
      <text:p text:style-name="P2">u<text:tab/>21</text:p>
      <text:p text:style-name="P2">v<text:tab/>22</text:p>
      <text:p text:style-name="P2">w<text:tab/>23</text:p>
      <text:p text:style-name="P2">x<text:tab/>24</text:p>
      <text:p text:style-name="P2">y<text:tab/>25</text:p>
      <text:p text:style-name="P2">z<text:tab/>26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2:47:46.383088730</meta:creation-date>
    <dc:date>2023-09-15T03:20:12.907818005</dc:date>
    <meta:editing-duration>PT21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1" meta:paragraph-count="434" meta:word-count="1110" meta:character-count="20512" meta:non-whitespace-character-count="19825"/>
  </office:meta>
</office:document-meta>
</file>